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7" calcext:value-type="float">
            <text:p>1047</text:p>
          </table:table-cell>
          <table:table-cell table:style-name="ce7" table:formula="of:=COUNTIF([.B7:.B1095];&quot;X&quot;)" office:value-type="float" office:value="895" calcext:value-type="float">
            <text:p>89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11" calcext:value-type="float">
            <text:p>11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4">00/00/0000</text:date>, <text:time style:data-style-name="N2" text:time-value="20:10:56.2679102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4T20:11:45.237706124</dc:date>
    <meta:editing-duration>P1DT4H18M42S</meta:editing-duration>
    <meta:editing-cycles>1053</meta:editing-cycles>
    <meta:document-statistic meta:table-count="1" meta:cell-count="6309" meta:object-count="0"/>
  </office:meta>
</office:document-meta>
</file>